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Microsoft JhengHei" style:font-name-asian="Microsoft JhengHei" fo:font-size="14pt" style:font-size-asian="14pt" style:font-size-complex="14pt"/>
    </style:style>
    <style:style style:name="T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/>
    </style:style>
    <style:style style:name="T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32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33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3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37" style:parent-style-name="Normal" style:family="paragraph">
      <style:paragraph-properties style:vertical-align="auto" fo:margin-top="0.0694in" fo:margin-bottom="0.0166in" fo:line-height="100%" fo:margin-left="0.2666in" fo:background-color="#FFFFFF">
        <style:tab-stops/>
      </style:paragraph-properties>
      <style:text-properties style:font-name="Microsoft JhengHei" style:font-name-asian="Microsoft JhengHei" fo:font-size="8pt" style:font-size-asian="8pt" style:font-size-complex="8pt" fo:hyphenate="true"/>
    </style:style>
    <style:style style:name="P38" style:parent-style-name="Titre3" style:family="paragraph">
      <style:paragraph-properties fo:border-top="none" fo:border-left="none" fo:border-bottom="0.0104in dotted #AAAAAA" fo:border-right="none" fo:padding="0in" style:shadow="none" fo:margin-top="0.05in" fo:margin-bottom="0in" fo:background-color="#FFFFFF"/>
      <style:text-properties style:font-name="Microsoft JhengHei" style:font-name-asian="Microsoft JhengHei" fo:font-weight="normal" style:font-weight-asian="normal" style:font-weight-complex="normal" fo:font-size="12pt" style:font-size-asian="12pt" style:font-size-complex="12pt" style:language-asian="en" style:country-asian="US"/>
    </style:style>
    <style:style style:name="P39" style:parent-style-name="NormalWeb" style:family="paragraph">
      <style:paragraph-properties fo:margin-top="0.0833in" fo:margin-bottom="0.0833in" fo:background-color="#FFFFFF"/>
      <style:text-properties style:font-name="Microsoft JhengHei" style:font-name-asian="Microsoft JhengHei" style:language-asian="en" style:country-asian="US"/>
    </style:style>
    <style:style style:name="P40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41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42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4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4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4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4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4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48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4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54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55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56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57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fo:hyphenate="true"/>
    </style:style>
    <style:style style:name="T5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5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6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61" style:parent-style-name="Normal" style:family="paragraph">
      <style:paragraph-properties style:vertical-align="auto" fo:margin-top="0.0694in" fo:margin-bottom="0.0166in" fo:line-height="100%" fo:margin-left="0.2666in" fo:background-color="#FFFFFF">
        <style:tab-stops>
          <style:tab-stop style:type="left" style:position="0.2333in"/>
        </style:tab-stops>
      </style:paragraph-properties>
      <style:text-properties style:font-name="Microsoft JhengHei" style:font-name-asian="Microsoft JhengHei" fo:font-size="12pt" style:font-size-asian="12pt" style:font-size-complex="12pt" fo:hyphenate="true"/>
    </style:style>
    <style:style style:name="P62" style:parent-style-name="Normal" style:family="paragraph">
      <style:text-properties style:font-name="Microsoft JhengHei" style:font-name-asian="Microsoft JhengHei" fo:font-size="12pt" style:font-size-asian="12pt" style:font-size-complex="12pt"/>
    </style:style>
    <style:style style:name="T63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65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/>
    </style:style>
    <style:style style:name="T66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/>
    </style:style>
    <style:style style:name="T67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/>
    </style:style>
    <style:style style:name="T6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6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9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8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0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8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9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00" style:parent-style-name="Policepardéfaut" style:family="text">
      <style:text-properties style:font-name="Microsoft JhengHei" style:font-name-asian="Microsoft JhengHei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1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02" style:parent-style-name="Policepardéfaut" style:family="text">
      <style:text-properties style:font-name="Microsoft JhengHei" style:font-name-asian="Microsoft JhengHei" fo:color="#FF0000" fo:font-size="12pt" style:font-size-asian="12pt" style:font-size-complex="12pt"/>
    </style:style>
    <style:style style:name="T103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04" style:parent-style-name="Policepardéfaut" style:family="text">
      <style:text-properties style:font-name="Microsoft JhengHei" style:font-name-asian="Microsoft JhengHei" fo:color="#FF0000" fo:font-size="12pt" style:font-size-asian="12pt" style:font-size-complex="12pt"/>
    </style:style>
    <style:style style:name="T10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06" style:parent-style-name="Policepardéfaut" style:family="text">
      <style:text-properties style:font-name="Microsoft JhengHei" style:font-name-asian="Microsoft JhengHei" fo:color="#FF0000" fo:font-size="12pt" style:font-size-asian="12pt" style:font-size-complex="12pt"/>
    </style:style>
    <style:style style:name="T10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108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09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0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1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2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3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4" style:parent-style-name="Normal" style:family="paragraph">
      <style:paragraph-properties fo:margin-top="0.0694in" fo:margin-bottom="0.0694in" fo:line-height="100%" fo:background-color="#FFFFFF"/>
      <style:text-properties style:font-name="Microsoft JhengHei" style:font-name-asian="Microsoft JhengHei" fo:font-size="12pt" style:font-size-asian="12pt" style:font-size-complex="12pt"/>
    </style:style>
    <style:style style:name="P115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</office:automatic-styles>
  <office:body>
    <office:text text:use-soft-page-breaks="true">
      <text:p text:style-name="P1">TOMCATS APACHE</text:p>
      <text:p text:style-name="Normal"><text:span text:style-name="T2">Apache Tomcat est un </text:span><text:a office:title="Conteneur de servlets" xlink:href="https://fr.wikipedia.org/wiki/Conteneur_de_servlets" office:target-frame-name="_top" xlink:show="replace"><text:span text:style-name="T3">conteneur web</text:span></text:a><text:span text:style-name="T4"> </text:span><text:a office:title="Logiciel libre" xlink:href="https://fr.wikipedia.org/wiki/Logiciel_libre" office:target-frame-name="_top" xlink:show="replace"><text:span text:style-name="T5">libre</text:span></text:a><text:span text:style-name="T6"> de </text:span><text:a office:title="Servlet" xlink:href="https://fr.wikipedia.org/wiki/Servlet" office:target-frame-name="_top" xlink:show="replace"><text:span text:style-name="T7">servlets</text:span></text:a><text:span text:style-name="T8"> et </text:span><text:a office:title="JavaServer Pages" xlink:href="https://fr.wikipedia.org/wiki/JavaServer_Pages" office:target-frame-name="_top" xlink:show="replace"><text:span text:style-name="T9">J</text:span><text:span text:style-name="T10">SP</text:span></text:a><text:span text:style-name="T11"> </text:span><text:a office:title="Java EE" xlink:href="https://fr.wikipedia.org/wiki/Java_EE" office:target-frame-name="_top" xlink:show="replace"><text:span text:style-name="T12">Java EE</text:span></text:a><text:span text:style-name="T13">. C'est un des nombreux projets de l’</text:span><text:a office:title="Apache Software Foundation" xlink:href="https://fr.wikipedia.org/wiki/Apache_Software_Foundation" office:target-frame-name="_top" xlink:show="replace"><text:span text:style-name="T14">Apache Software Fondation</text:span></text:a><text:span text:style-name="T15">.</text:span></text:p>
      <text:p text:style-name="Normal"><text:span text:style-name="T16"><text:s/>Il impl</text:span><text:span text:style-name="T17">émente les spécifications des </text:span><text:a office:title="Servlet" xlink:href="https://fr.wikipedia.org/wiki/Servlet" office:target-frame-name="_top" xlink:show="replace"><text:span text:style-name="T18">servlets</text:span></text:a><text:span text:style-name="T19"> et des JSP du </text:span><text:a office:title="Java Community Process" xlink:href="https://fr.wikipedia.org/wiki/Java_Community_Process" office:target-frame-name="_top" xlink:show="replace"><text:span text:style-name="T20">Java Community Process</text:span></text:a><text:a xlink:href="https://fr.wikipedia.org/wiki/Apache_Tomcat#cite_note-5" office:target-frame-name="_top" xlink:show="replace"><text:span text:style-name="T21">5</text:span></text:a><text:span text:style-name="T22">, est paramétrable par des fichiers </text:span><text:a office:title="Extensible Markup Language" xlink:href="https://fr.wikipedia.org/wiki/Extensible_Markup_Language" office:target-frame-name="_top" xlink:show="replace"><text:span text:style-name="T23">XML</text:span></text:a><text:span text:style-name="T24"> et des propriétés, et inclut des outils pour la con</text:span><text:span text:style-name="T25">figuration et la gestion. Il comporte également un </text:span><text:a office:title="Serveur HTTP" xlink:href="https://fr.wikipedia.org/wiki/Serveur_HTTP" office:target-frame-name="_top" xlink:show="replace"><text:span text:style-name="T26">serveur HTTP</text:span></text:a><text:span text:style-name="T27">.</text:span></text:p>
      <text:p text:style-name="Normal"><text:span text:style-name="T28">Tomcat est souvent utilisé en association avec un autre serveur web plus généraliste</text:span><text:a xlink:href="https://fr.wikipedia.org/wiki/Apache_Tomcat#cite_note-javaword2008-6" office:target-frame-name="_top" xlink:show="replace"><text:span text:style-name="T29">6</text:span></text:a><text:span text:style-name="T30">, en général </text:span><text:a xlink:href="https://fr.wikipedia.org/wiki/Apache_HTTP_Server" office:target-frame-name="_top" xlink:show="replace"><text:span text:style-name="T31">Apache</text:span></text:a></text:p>
      <text:list text:style-name="LFO2" text:continue-numbering="true">
        <text:list-item>
          <text:p text:style-name="P32">Le serveur web s'occupe des pages web traditionnelles (.html, .php par exemple)</text:p>
        </text:list-item>
        <text:list-item>
          <text:p text:style-name="P33"><text:span text:style-name="T34">Il délègue à Tomcat les pages relevant spécifiquement d'une application web </text:span><text:a office:title="Java (langage)" xlink:href="https://fr.wikipedia.org/wiki/Java_(langage)" office:target-frame-name="_top" xlink:show="replace"><text:span text:style-name="T35">Java</text:span></text:a><text:span text:style-name="T36"> (Servlet, JSP...)</text:span></text:p>
        </text:list-item>
      </text:list>
      <text:p text:style-name="P37"/>
      <text:h text:style-name="P38" text:outline-level="3">Arborescence de répertoires</text:h>
      <text:p text:style-name="P39">L'installation par défaut de Tomcat comprend les répertoires suivants :</text:p>
      <text:list text:style-name="LFO3" text:continue-numbering="true">
        <text:list-item>
          <text:p text:style-name="P40">bin : scripts et exécutables pour différentes tâches comme le démarrage et l'arrêt, notamment le fichier catalina.sh qui permet le lancement et l'arrêt du serveur tomcat.</text:p>
        </text:list-item>
        <text:list-item>
          <text:p text:style-name="P41">common : classes communes que Catalina et les applications Web utilisent.</text:p>
        </text:list-item>
        <text:list-item>
          <text:p text:style-name="P42"><text:span text:style-name="T43">conf : fichiers de configuration au format </text:span><text:a office:title="Extensible Markup Language" xlink:href="https://fr.wikipedia.org/wiki/Extensible_Markup_Language" office:target-frame-name="_top" xlink:show="replace"><text:span text:style-name="T44">XML</text:span></text:a><text:span text:style-name="T45"> et les </text:span><text:a office:title="Définition de type de document" xlink:href="https://fr.wikipedia.org/wiki/D%C3%A9finition_de_type_de_document" office:target-frame-name="_top" xlink:show="replace"><text:span text:style-name="T46">DTD</text:span></text:a><text:span text:style-name="T47"> que ces fichiers XML utilisent.</text:span></text:p>
        </text:list-item>
        <text:list-item>
          <text:p text:style-name="P48"><text:span text:style-name="T49">lib : le répertoire contenant les </text:span><text:a office:title="Bibliothèque logicielle" xlink:href="https://fr.wikipedia.org/wiki/Biblioth%C3%A8que_logicielle" office:target-frame-name="_top" xlink:show="replace"><text:span text:style-name="T50">bibliothèques logicielles</text:span></text:a><text:span text:style-name="T51"> (fichiers </text:span><text:a office:title="JAR (format de fichier)" xlink:href="https://fr.wikipedia.org/wiki/JAR_(format_de_fichier)" office:target-frame-name="_top" xlink:show="replace"><text:span text:style-name="T52">.jar</text:span></text:a><text:span text:style-name="T53">).</text:span></text:p>
        </text:list-item>
        <text:list-item>
          <text:p text:style-name="P54">logs : journaux des applications Web et de Catalina, notamment le fichier catalina.out.</text:p>
        </text:list-item>
        <text:list-item>
          <text:p text:style-name="P55">server : classes utilisées seulement par Catalina.</text:p>
        </text:list-item>
        <text:list-item>
          <text:p text:style-name="P56">shared : classes partagées par toutes les applications Web.</text:p>
        </text:list-item>
        <text:list-item>
          <text:p text:style-name="P57"><text:span text:style-name="T58">webapps : répertoire contenant les applications web (fichiers </text:span><text:a office:title="WAR (format de fichier)" xlink:href="https://fr.wikipedia.org/wiki/WAR_(format_de_fichier)" office:target-frame-name="_top" xlink:show="replace"><text:span text:style-name="T59">.war</text:span></text:a><text:span text:style-name="T60">).</text:span></text:p>
        </text:list-item>
        <text:list-item>
          <text:p text:style-name="P61">work : fichiers et répertoires temporaires (le cache).</text:p>
        </text:list-item>
      </text:list>
      <text:p text:style-name="P62"/>
      <text:p text:style-name="Normal"><text:span text:style-name="T63">Servlet</text:span><text:span text:style-name="T64"> : Un ou une servlet est une </text:span><text:a office:title="Classe (informatique)" xlink:href="https://fr.wikipedia.org/wiki/Classe_(informatique)" office:target-frame-name="_top" xlink:show="replace"><text:span text:style-name="T65">classe</text:span></text:a><text:span text:style-name="T66"> </text:span><text:a office:title="Java (langage)" xlink:href="https://fr.wikipedia.org/wiki/Java_(langage)" office:target-frame-name="_top" xlink:show="replace"><text:span text:style-name="T67">Java</text:span></text:a><text:span text:style-name="T68"> qui permet de créer dynamiquement des données au sein d'un </text:span><text:a office:title="Serveur HTTP" xlink:href="https://fr.wikipedia.org/wiki/Serveur_HTTP" office:target-frame-name="_top" xlink:show="replace"><text:span text:style-name="T69">serveur HTTP</text:span></text:a><text:span text:style-name="T70">. Ces données sont le plus généralement présentées au </text:span><text:a office:title="Format de données" xlink:href="https://fr.wikipedia.org/wiki/Format_de_données" office:target-frame-name="_top" xlink:show="replace"><text:span text:style-name="T71">format</text:span></text:a><text:span text:style-name="T72"> </text:span><text:a office:title="Hypertext markup language" xlink:href="https://fr.wikipedia.org/wiki/Hypertext_markup_language" office:target-frame-name="_top" xlink:show="replace"><text:span text:style-name="T73">HTML</text:span></text:a><text:span text:style-name="T74">, mais elles peuvent également l'être au format </text:span><text:a office:title="Extensible markup language" xlink:href="https://fr.wikipedia.org/wiki/Extensible_markup_language" office:target-frame-name="_top" xlink:show="replace"><text:span text:style-name="T75">XML</text:span></text:a><text:span text:style-name="T76"> ou tout autre format destiné aux </text:span><text:a office:title="Navigateur web" xlink:href="https://fr.wikipedia.org/wiki/Navigateur_web" office:target-frame-name="_top" xlink:show="replace"><text:span text:style-name="T77">navigateurs web</text:span></text:a><text:span text:style-name="T78">.</text:span></text:p>
      <text:p text:style-name="Normal"><text:span text:style-name="T79">JavaServer Pages</text:span><text:span text:style-name="T80"> </text:span><text:span text:style-name="T81">ou JSP</text:span><text:span text:style-name="T82"> est une </text:span><text:a office:title="Technique" xlink:href="https://fr.wikipedia.org/wiki/Technique" office:target-frame-name="_top" xlink:show="replace"><text:span text:style-name="T83">technique</text:span></text:a><text:span text:style-name="T84"> basée sur </text:span><text:a office:title="Java (langage)" xlink:href="https://fr.wikipedia.org/wiki/Java_(langage)" office:target-frame-name="_top" xlink:show="replace"><text:span text:style-name="T85">Jav</text:span><text:span text:style-name="T86">a</text:span></text:a><text:span text:style-name="T87"> qui permet aux </text:span><text:a office:title="Développeurs" xlink:href="https://fr.wikipedia.org/wiki/Développeurs" office:target-frame-name="_top" xlink:show="replace"><text:span text:style-name="T88">développeurs</text:span></text:a><text:span text:style-name="T89"> de créer dynamiquement du code </text:span><text:a office:title="Hypertext markup language" xlink:href="https://fr.wikipedia.org/wiki/Hypertext_markup_language" office:target-frame-name="_top" xlink:show="replace"><text:span text:style-name="T90">HTML</text:span></text:a><text:span text:style-name="T91">, </text:span><text:a office:title="Extensible markup language" xlink:href="https://fr.wikipedia.org/wiki/Extensible_markup_language" office:target-frame-name="_top" xlink:show="replace"><text:span text:style-name="T92">XML</text:span></text:a><text:span text:style-name="T93"> ou tout autre type de </text:span><text:a office:title="Page web" xlink:href="https://fr.wikipedia.org/wiki/Page_web" office:target-frame-name="_top" xlink:show="replace"><text:span text:style-name="T94">page web</text:span></text:a><text:span text:style-name="T95">. Cette technique<text:s/></text:span><text:soft-page-break/><text:span text:style-name="T96">permet au code Java et à certaines<text:s/></text:span><text:span text:style-name="T97">actions prédéfinies d’être ajoutés dans un contenu statique. Depuis la version 2.0 des spécifications, la syntaxe JSP est complètement conforme au standard </text:span><text:a office:title="XML" xlink:href="https://fr.wikipedia.org/wiki/XML" office:target-frame-name="_top" xlink:show="replace"><text:span text:style-name="T98">XML</text:span></text:a><text:span text:style-name="T99">.</text:span></text:p>
      <text:p text:style-name="Normal"><text:a office:title="XML" xlink:href="https://fr.wikipedia.org/wiki/XML" office:target-frame-name="_top" xlink:show="replace"><text:span text:style-name="T100">XML</text:span></text:a><text:span text:style-name="T101"><text:s/>e</text:span><text:span text:style-name="T102">X</text:span><text:span text:style-name="T103">tensible<text:s/></text:span><text:span text:style-name="T104">M</text:span><text:span text:style-name="T105">arkup<text:s/></text:span><text:span text:style-name="T106">L</text:span><text:span text:style-name="T107">anguage : langage de balisage extensible</text:span></text:p>
      <text:list text:style-name="LFO1" text:continue-numbering="true">
        <text:list-item>
          <text:p text:style-name="P108">Le XML décrit, structure, échange des données tandis que le Html ne fait qu'afficher des données.</text:p>
        </text:list-item>
        <text:list-item>
          <text:p text:style-name="P109">Le XML est extensible et permet de créer ses propres balises<text:s/>en fonction des données traitées. En Html, les balises sont prédéfinies et donc figées.</text:p>
        </text:list-item>
        <text:list-item>
          <text:p text:style-name="P110">Le XML décrit, structure, stocke, transporte et échange des données.</text:p>
        </text:list-item>
        <text:list-item>
          <text:p text:style-name="P111">Le XML est un générateur de langages [métalanguage].</text:p>
        </text:list-item>
        <text:list-item>
          <text:p text:style-name="P112">Le XML se veut adapté aux outils comme les<text:s/>mobiles, les pockets, etc.</text:p>
        </text:list-item>
        <text:list-item>
          <text:p text:style-name="P113">Pour le XML, le W3C est reparti d'une feuille blanche et a mis en place un nouveau langage très structuré.</text:p>
        </text:list-item>
        <text:list-item>
          <text:p text:style-name="P114">Le XML est un langage strict dont l'écriture doit être rigoureuse.</text:p>
        </text:list-item>
      </text:list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ang-en" style:display-name="lang-en" style:family="text" style:parent-style-name="Policepardéfaut"/>
    <style:style style:name="Titre3Car" style:display-name="Titre 3 Car" style:family="text" style:parent-style-name="Policepardéfau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mw-headline" style:display-name="mw-headline" style:family="text" style:parent-style-name="Policepardéfaut"/>
    <style:style style:name="mw-editsection" style:display-name="mw-editsection" style:family="text" style:parent-style-name="Policepardéfaut"/>
    <style:style style:name="mw-editsection-bracket" style:display-name="mw-editsection-bracket" style:family="text" style:parent-style-name="Policepardéfaut"/>
    <style:style style:name="mw-editsection-divider" style:display-name="mw-editsection-divide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s sandrine</meta:initial-creator>
    <dc:creator>gras sandrine</dc:creator>
    <meta:creation-date>2018-06-08T11:46:00Z</meta:creation-date>
    <dc:date>2018-06-08T12:20:00Z</dc:date>
    <meta:template xlink:href="Normal.dotm" xlink:type="simple"/>
    <meta:editing-cycles>6</meta:editing-cycles>
    <meta:editing-duration>PT0S</meta:editing-duration>
    <meta:document-statistic meta:page-count="2" meta:paragraph-count="11" meta:word-count="893" meta:character-count="5794" meta:row-count="40" meta:non-whitespace-character-count="4912"/>
  </office:meta>
</office:document-meta>
</file>